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439cm" svg:y="0.1cm">
            <draw:object draw:notify-on-update-of-ranges="Sheet1.A1:Sheet1.A1 Sheet1.B1:Sheet1.L1 Sheet1.A2:Sheet1.A2 Sheet1.B2:Sheet1.L2 Sheet1.A1:Sheet1.A1 Sheet1.B1:Sheet1.L1 Sheet1.A3:Sheet1.A3 Sheet1.B3:Sheet1.L3 Sheet1.A1:Sheet1.A1 Sheet1.B1:Sheet1.L1 Sheet1.A4:Sheet1.A4 Sheet1.B4:Sheet1.L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D</text:p>
          </table:table-cell>
          <table:table-cell table:number-columns-repeated="5" office:value-type="float" office:value="0">
            <text:p>0</text:p>
          </table:table-cell>
          <table:table-cell table:formula="of:=1/2" office:value-type="float" office:value="0.5">
            <text:p>0,5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.66">
            <text:p>0,66</text:p>
          </table:table-cell>
          <table:table-cell table:number-columns-repeated="2"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.33">
            <text:p>0,3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LUE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.33">
            <text:p>0,33</text:p>
          </table:table-cell>
          <table:table-cell table:number-columns-repeated="5" office:value-type="float" office:value="0">
            <text:p>0</text:p>
          </table:table-cell>
          <table:table-cell office:value-type="float" office:value="0.33">
            <text:p>0,33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4:41:36.24</meta:creation-date>
    <dc:date>2013-10-16T20:59:41.41</dc:date>
    <meta:editing-duration>PT5M41S</meta:editing-duration>
    <meta:editing-cycles>1</meta:editing-cycles>
    <meta:document-statistic meta:table-count="1" meta:cell-count="48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8cm" svg:y="0.316cm" chart:style-name="ch2">
          <text:p>B/W to Thermographic RGB</text:p>
        </chart:title>
        <chart:legend chart:legend-position="end" svg:x="13.471cm" svg:y="3.694cm" style:legend-expansion="high" chart:style-name="ch3"/>
        <chart:plot-area chart:style-name="ch4" table:cell-range-address="Sheet1.A1:Sheet1.L4" chart:data-source-has-labels="column" svg:x="0.77cm" svg:y="1.661cm" svg:width="12.061cm" svg:height="6.739cm">
          <chartooo:coordinate-region svg:x="1.508cm" svg:y="1.863cm" svg:width="11.226cm" svg:height="5.884cm"/>
          <chart:axis chart:dimension="x" chart:name="primary-x" chart:style-name="ch5"/>
          <chart:axis chart:dimension="y" chart:name="primary-y" chart:style-name="ch5"/>
          <chart:series chart:style-name="ch6" chart:values-cell-range-address="Sheet1.B2:Sheet1.L2" chart:label-cell-address="Sheet1.A2:Sheet1.A2" chart:class="chart:scatter">
            <chart:domain table:cell-range-address="Sheet1.B1:Sheet1.L1"/>
            <chart:data-point chart:repeated="11"/>
          </chart:series>
          <chart:series chart:style-name="ch7" chart:values-cell-range-address="Sheet1.B3:Sheet1.L3" chart:label-cell-address="Sheet1.A3:Sheet1.A3" chart:class="chart:scatter">
            <chart:data-point chart:repeated="11"/>
          </chart:series>
          <chart:series chart:style-name="ch8" chart:values-cell-range-address="Sheet1.B4:Sheet1.L4" chart:label-cell-address="Sheet1.A4:Sheet1.A4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1:Sheet1.L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B2:Sheet1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N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L3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UE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L4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